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/>
    <style:font-face style:name="Aptos Narrow" svg:font-family="'Aptos Narrow'"/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086cm"/>
    </style:style>
    <style:style style:name="co2" style:family="table-column">
      <style:table-column-properties fo:break-before="auto" style:column-width="27.533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2.806cm"/>
    </style:style>
    <style:style style:name="co6" style:family="table-column">
      <style:table-column-properties fo:break-before="auto" style:column-width="12.42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przewoźnicy_5f_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Aptos Narrow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ptos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000000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fo:font-weight="bold" style:font-weight-asian="bold" style:font-weight-complex="bold"/>
    </style:style>
    <style:style style:name="T5" style:family="text">
      <style:text-properties fo:color="#000000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style:font-name="Aptos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zewoźnicy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16358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Dane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BLUECARGO </text:p>
          </table:table-cell>
          <table:table-cell table:style-name="ce1" office:value-type="string" calcext:value-type="string">
            <text:p>BLUECARGO Sp. z o.o. Rajska 3, 54-028 Wrocław BDO 000710623 NIP 8943261149 <text:s text:c="2"/>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Papirus</text:p>
          </table:table-cell>
          <table:table-cell table:style-name="ce1" office:value-type="string" calcext:value-type="string">
            <text:p>Papirus-Recykling Grzegorz Kołakowski <text:s/>ul. Szczawiowa 54a, 70-010 Szczecin NIP 8521124660  BDO 000003483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Zagroda</text:p>
          </table:table-cell>
          <table:table-cell table:style-name="ce1" office:value-type="string" calcext:value-type="string">
            <text:p><text:span text:style-name="T1">P.H.P.U. Zagroda Sp. z O. O. ul. 1-go Maja 38b, 38-100 Strzyżów NIP</text:span><text:span text:style-name="T2"> 8191559477 BDO 000015388 </text:span>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EKO-RECYKLING POLSKA </text:p>
          </table:table-cell>
          <table:table-cell table:style-name="ce1" office:value-type="string" calcext:value-type="string">
            <text:p>EKO-RECYKLING POLSKA SP. Z O.O. ul. Wyzwolenia 2, 41-103 Siemianowice Śląskie NIP 6431773477 BDO 000535999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GPW </text:p>
          </table:table-cell>
          <table:table-cell table:style-name="ce1" office:value-type="string" calcext:value-type="string">
            <text:p>GPW Logistics S.A. ul. Książęca 4, 00-498 Warszawa NIP 5272959044 <text:s/>BDO 000706795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JEST </text:p>
          </table:table-cell>
          <table:table-cell table:style-name="ce3" office:value-type="string" calcext:value-type="string">
            <text:p><text:span text:style-name="T3">JEST Cleaning System sp. z o.o.</text:span><text:span text:style-name="T4"> </text:span><text:span text:style-name="T5">ul. Oświęcimska 51k, 41-109 Gliwice NIP 9691672326 BDO 000694943</text:span>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EKO-ART.</text:p>
          </table:table-cell>
          <table:table-cell table:style-name="ce1" office:value-type="string" calcext:value-type="string">
            <text:p>EKO-ART. GOSPODARKA ODADAMI SP. Z O. O. ul. ASFALTOWA 1, 26-110 SKARŻYSKO – KAMIENNA NIP 6832126447 BDO 000583541 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ZK w Sokołowie Małopolskim </text:p>
          </table:table-cell>
          <table:table-cell table:style-name="ce1" office:value-type="string" calcext:value-type="string">
            <text:p>Zakład Komunalny w Sokołowie Małopolskim Sp. z o.o. ul. Łazienna 7, 36-050 Sokołów Małopolski NIP 5170361538 <text:s text:c="2"/>BDO 000002391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EFEKT-TRANS</text:p>
          </table:table-cell>
          <table:table-cell table:style-name="ce4" office:value-type="string" calcext:value-type="string">
            <text:p>EFEKT-TRANS Marcin Ostapowicz C. K. Norwida 11, 16-100 Sokółka NIP 5451733339 <text:s/>BDO 000158350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Czyżew magazyn</text:p>
          </table:table-cell>
          <table:table-cell table:style-name="ce1" office:value-type="string" calcext:value-type="string">
            <text:p>Usługi Transportowe Dariusz Godlewski <text:s/>ul. Zambrowska 12, 18-220 Czyżew NIP 7231002304 <text:s text:c="2"/>BDO 000111915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Traszkan </text:p>
          </table:table-cell>
          <table:table-cell table:style-name="ce1" office:value-type="string" calcext:value-type="string">
            <text:p>Traszkan S.F.Z. Sroka Spółka Jawna Zegartowice 105, 32-415 Zegartowice NIP: 6811821834 <text:s/>BDO: 000011660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RPM </text:p>
          </table:table-cell>
          <table:table-cell table:style-name="ce1" office:value-type="string" calcext:value-type="string">
            <text:p>RPM Sp.z o.o. ul. Szubianki 8, 63-200 Jarocin NIP: PL6172195754 BDO: 000010785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Selmet</text:p>
          </table:table-cell>
          <table:table-cell table:style-name="ce1" office:value-type="string" calcext:value-type="string">
            <text:p>SELMET B. J. RUDNICCY ul. Traugutta 31, 82-300 Elbląg NIP: 5782865721 BDO: <text:s/>000005241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LUX BUS</text:p>
          </table:table-cell>
          <table:table-cell table:style-name="ce1" office:value-type="string" calcext:value-type="string">
            <text:p>LUX BUS SP. Z O.O. ul. Wiejska 11L, 05-123 Olszewnica Stara NIP 5361987906 BDO 000666036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Lubań </text:p>
          </table:table-cell>
          <table:table-cell table:style-name="ce1" office:value-type="string" calcext:value-type="string">
            <text:p>ZGiUK Lubań Sp. z o.o. ul. Bazaltowa 1, 59-800 Lubań NIP: 6131425217, BDO: 000012296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YOUR PARTNER Brzesko</text:p>
          </table:table-cell>
          <table:table-cell table:style-name="ce2" office:value-type="string" calcext:value-type="string">
            <text:p>PW YOUR PARTNER Brzesko Dworcowa 2, 32-800 Brzesko NIP: 8691956922 BDO: 000053224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Biosystem </text:p>
          </table:table-cell>
          <table:table-cell table:style-name="ce2" office:value-type="string" calcext:value-type="string">
            <text:p>Zakład Przetwarzania ZSEiE: 32-540 Bolęcin, ul Fabryczna 5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THOR</text:p>
          </table:table-cell>
          <table:table-cell table:style-name="ce2" office:value-type="string" calcext:value-type="string">
            <text:p>THOR Recycle Sp. z o.o. NIP: 9452260589 BDO: 000575610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TARGET SPEED</text:p>
          </table:table-cell>
          <table:table-cell table:style-name="ce2" office:value-type="string" calcext:value-type="string">
            <text:p>TARGET SPEED SP. Z O.O., Braniborska 7/2, 53-680 Wrocław, NIP: 8971890822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P.M.C. Auto (PLOMAT)</text:p>
          </table:table-cell>
          <table:table-cell table:style-name="ce2" office:value-type="string" calcext:value-type="string">
            <text:p>PLOMAT SP. z O.O. <text:s/>Lubuska 15, 09-408 Płock BDO: 000719289 NIP: 7743231982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Wiślanka</text:p>
          </table:table-cell>
          <table:table-cell table:style-name="ce2" office:value-type="string" calcext:value-type="string">
            <text:p>Wiślanka Sp. z O.O. ul.Malinka 41C, 43-460 Wisła BDO: 000577060 NIP: 5482668086</text:p>
          </table:table-cell>
          <table:table-cell table:style-name="ce1" table:number-columns-repeated="24"/>
          <table:table-cell table:style-name="Default" table:number-columns-repeated="16358"/>
        </table:table-row>
        <table:table-row table:style-name="ro1" table:number-rows-repeated="978">
          <table:table-cell table:style-name="ce1" table:number-columns-repeated="26"/>
          <table:table-cell table:style-name="Default" table:number-columns-repeated="16358"/>
        </table:table-row>
        <table:table-row table:style-name="ro2" table:number-rows-repeated="1047575">
          <table:table-cell table:number-columns-repeated="26"/>
          <table:table-cell table:style-name="Default" table:number-columns-repeated="16358"/>
        </table:table-row>
        <table:table-row table:style-name="ro2">
          <table:table-cell table:number-columns-repeated="26"/>
          <table:table-cell table:style-name="Default" table:number-columns-repeated="16358"/>
        </table:table-row>
      </table:table>
      <table:table table:name="Arkusz2" table:style-name="ta2">
        <table:table-column table:style-name="co6" table:default-cell-style-name="Default"/>
        <table:table-column table:style-name="co3" table:number-columns-repeated="5" table:default-cell-style-name="Default"/>
        <table:table-column table:style-name="co4" table:number-columns-repeated="20" table:default-cell-style-name="Default"/>
        <table:table-column table:style-name="co5" table:number-columns-repeated="16358"/>
        <table:table-row table:style-name="ro1">
          <table:table-cell table:style-name="ce3"/>
          <table:table-cell table:style-name="ce1" table:number-columns-repeated="25"/>
          <table:table-cell table:style-name="Default" table:number-columns-repeated="16358"/>
        </table:table-row>
        <table:table-row table:style-name="ro1" table:number-rows-repeated="999">
          <table:table-cell table:style-name="ce1" table:number-columns-repeated="26"/>
          <table:table-cell table:style-name="Default" table:number-columns-repeated="16358"/>
        </table:table-row>
        <table:table-row table:style-name="ro2" table:number-rows-repeated="1047575">
          <table:table-cell table:number-columns-repeated="26"/>
          <table:table-cell table:style-name="Default" table:number-columns-repeated="16358"/>
        </table:table-row>
        <table:table-row table:style-name="ro2">
          <table:table-cell table:number-columns-repeated="26"/>
          <table:table-cell table:style-name="Default" table:number-columns-repeated="163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/>
    <style:font-face style:name="Aptos Narrow" svg:font-family="'Aptos Narrow'"/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zł</number:text>
    </number:number-style>
    <number:number-style style:name="N114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zł</number:text>
    </number:number-style>
    <number:number-style style:name="N116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zł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z1_ł3">  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z1_ł3">  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z1_ł3">  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z1_ł3"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z1_ł3">  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z1_ł3"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z1_ł3">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z1_ł3">  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z1_ł3_-5"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z1_ł3_-5">      </number:text>
    </number:number-style>
    <number:number-style style:name="N127P2" style:volatile="true">
      <number:text loext:blank-width-char="-"> </number:text>
      <number:fill-character> </number:fill-character>
      <number:text loext:blank-width-char="z2_ł4_-6">-  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zł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zł </number:text>
    </number:number-style>
    <number:number-style style:name="N128P2" style:volatile="true">
      <number:text loext:blank-width-char="-"> </number:text>
      <number:fill-character> </number:fill-character>
      <number:text loext:blank-width-char="-4">- zł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z1_ł3_-5">  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z1_ł3_-5">  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z1_ł3_-5">  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zł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62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zewoźnicy_5f_" style:display-name="PageStyle_przewoźnicy_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2" meta:cell-count="44" meta:object-count="0"/>
    <meta:generator>LibreOffice/25.8.6.2$Linux_X86_64 LibreOffice_project/a46b460d1686bb49c718d2ef5f88b83ff2dc4981</meta:generator>
  </office:meta>
</office:document-meta>
</file>